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Arial Rounded MT Bold" svg:font-family="Arial Rounded MT Bold" style:font-family-generic="swiss" style:font-pitch="variable" svg:panose-1="2 15 7 4 3 5 4 3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style:text-properties style:font-name="Arial Rounded MT Bold" fo:font-weight="bold" style:font-weight-asian="bold"/>
    </style:style>
    <style:style style:name="P2" style:parent-style-name="Normal" style:family="paragraph">
      <style:text-properties style:font-name="Arial Rounded MT Bold" fo:font-weight="bold" style:font-weight-asian="bold"/>
    </style:style>
    <style:style style:name="P3" style:parent-style-name="Normal" style:family="paragraph">
      <style:text-properties style:font-name="Arial Rounded MT Bold" fo:font-weight="bold" style:font-weight-asian="bold"/>
    </style:style>
    <style:style style:name="P4" style:parent-style-name="Normal" style:family="paragraph">
      <style:text-properties style:font-name="Arial Rounded MT Bold"/>
    </style:style>
    <style:style style:name="P5" style:parent-style-name="Standard" style:family="paragraph">
      <style:text-properties style:font-name="Arial Rounded MT Bold" fo:font-weight="bold" style:font-weight-asian="bold"/>
    </style:style>
    <style:style style:name="T6" style:parent-style-name="Fuentedepárrafopredeter." style:family="text">
      <style:text-properties style:font-name="Arial Rounded MT Bold"/>
    </style:style>
    <style:style style:name="T7" style:parent-style-name="Fuentedepárrafopredeter." style:family="text">
      <style:text-properties style:font-name="Wingdings" style:font-name-asian="Wingdings" style:font-name-complex="Wingdings"/>
    </style:style>
    <style:style style:name="T8" style:parent-style-name="Fuentedepárrafopredeter." style:family="text">
      <style:text-properties style:font-name="Arial Rounded MT Bold"/>
    </style:style>
    <style:style style:name="T9" style:parent-style-name="Fuentedepárrafopredeter." style:family="text">
      <style:text-properties style:font-name="Arial Rounded MT Bold" fo:font-weight="bold" style:font-weight-asian="bold"/>
    </style:style>
    <style:style style:name="P10" style:parent-style-name="Standard" style:family="paragraph">
      <style:text-properties style:font-name="Arial Rounded MT Bold"/>
    </style:style>
    <style:style style:name="P11" style:parent-style-name="Standard" style:family="paragraph">
      <style:text-properties style:font-name="Arial Rounded MT Bold"/>
    </style:style>
    <style:style style:name="P12" style:parent-style-name="Standard" style:family="paragraph">
      <style:text-properties style:font-name="Arial Rounded MT Bold"/>
    </style:style>
    <style:style style:name="P13" style:parent-style-name="Standard" style:family="paragraph">
      <style:text-properties style:font-name="Arial Rounded MT Bold"/>
    </style:style>
    <style:style style:name="P14" style:parent-style-name="Standard" style:family="paragraph">
      <style:text-properties style:font-name="Arial Rounded MT Bold"/>
    </style:style>
    <style:style style:name="P15" style:parent-style-name="Standard" style:family="paragraph">
      <style:text-properties style:font-name="Arial Rounded MT Bold"/>
    </style:style>
    <style:style style:name="P16" style:parent-style-name="Standard" style:family="paragraph">
      <style:text-properties style:font-name="Arial Rounded MT Bold"/>
    </style:style>
    <style:style style:name="P17" style:parent-style-name="Standard" style:family="paragraph">
      <style:text-properties style:font-name="Arial Rounded MT Bold"/>
    </style:style>
    <style:style style:name="P18" style:parent-style-name="Standard" style:family="paragraph">
      <style:text-properties style:font-name="Arial Rounded MT Bold"/>
    </style:style>
    <style:style style:name="P19" style:parent-style-name="Standard" style:family="paragraph">
      <style:text-properties style:font-name="Arial Rounded MT Bold"/>
    </style:style>
    <style:style style:name="P20" style:parent-style-name="Standard" style:family="paragraph">
      <style:text-properties style:font-name="Arial Rounded MT Bold"/>
    </style:style>
    <style:style style:name="P21" style:parent-style-name="Standard" style:family="paragraph">
      <style:text-properties style:font-name="Arial Rounded MT Bold"/>
    </style:style>
    <style:style style:name="P22" style:parent-style-name="Standard" style:family="paragraph">
      <style:text-properties style:font-name="Arial Rounded MT Bold"/>
    </style:style>
    <style:style style:name="P23" style:parent-style-name="Standard" style:family="paragraph">
      <style:text-properties style:font-name="Arial Rounded MT Bold"/>
    </style:style>
    <style:style style:name="P24" style:parent-style-name="Standard" style:family="paragraph">
      <style:text-properties style:font-name="Arial Rounded MT Bold"/>
    </style:style>
    <style:style style:name="P25" style:parent-style-name="Standard" style:family="paragraph">
      <style:text-properties style:font-name="Arial Rounded MT Bold"/>
    </style:style>
    <style:style style:name="P26" style:parent-style-name="Standard" style:family="paragraph">
      <style:text-properties style:font-name="Arial Rounded MT Bold"/>
    </style:style>
    <style:style style:name="P27" style:parent-style-name="Standard" style:family="paragraph">
      <style:text-properties style:font-name="Arial Rounded MT Bold"/>
    </style:style>
    <style:style style:name="P28" style:parent-style-name="Standard" style:family="paragraph">
      <style:text-properties style:font-name="Arial Rounded MT Bold"/>
    </style:style>
    <style:style style:name="P29" style:parent-style-name="Standard" style:family="paragraph">
      <style:text-properties style:font-name="Arial Rounded MT Bold"/>
    </style:style>
    <style:style style:name="P30" style:parent-style-name="Standard" style:family="paragraph">
      <style:text-properties style:font-name="Arial Rounded MT Bold"/>
    </style:style>
    <style:style style:name="P31" style:parent-style-name="Standard" style:family="paragraph">
      <style:text-properties style:font-name="Arial Rounded MT Bold"/>
    </style:style>
    <style:style style:name="P32" style:parent-style-name="Standard" style:family="paragraph">
      <style:text-properties style:font-name="Arial Rounded MT Bold"/>
    </style:style>
    <style:style style:name="P33" style:parent-style-name="Standard" style:family="paragraph">
      <style:text-properties style:font-name="Arial Rounded MT Bold"/>
    </style:style>
    <style:style style:name="P34" style:parent-style-name="Standard" style:family="paragraph">
      <style:text-properties style:font-name="Arial Rounded MT Bold"/>
    </style:style>
    <style:style style:name="P35" style:parent-style-name="Standard" style:family="paragraph">
      <style:text-properties style:font-name="Arial Rounded MT Bold"/>
    </style:style>
    <style:style style:name="P36" style:parent-style-name="Standard" style:family="paragraph">
      <style:text-properties style:font-name="Arial Rounded MT Bold"/>
    </style:style>
    <style:style style:name="P37" style:parent-style-name="Standard" style:family="paragraph">
      <style:text-properties style:font-name="Arial Rounded MT Bold"/>
    </style:style>
    <style:style style:name="P38" style:parent-style-name="Standard" style:family="paragraph">
      <style:text-properties style:font-name="Arial Rounded MT Bold"/>
    </style:style>
    <style:style style:name="P39" style:parent-style-name="Standard" style:family="paragraph">
      <style:text-properties style:font-name="Arial Rounded MT Bold"/>
    </style:style>
    <style:style style:name="P40" style:parent-style-name="Standard" style:family="paragraph">
      <style:text-properties style:font-name="Arial Rounded MT Bold"/>
    </style:style>
    <style:style style:name="P41" style:parent-style-name="Standard" style:family="paragraph">
      <style:text-properties style:font-name="Arial Rounded MT Bold"/>
    </style:style>
    <style:style style:name="P42" style:parent-style-name="Standard" style:family="paragraph">
      <style:text-properties style:font-name="Arial Rounded MT Bold"/>
    </style:style>
    <style:style style:name="P43" style:parent-style-name="Standard" style:family="paragraph">
      <style:text-properties style:font-name="Arial Rounded MT Bold"/>
    </style:style>
    <style:style style:name="P44" style:parent-style-name="Standard" style:family="paragraph">
      <style:text-properties style:font-name="Arial Rounded MT Bold"/>
    </style:style>
    <style:style style:name="P45" style:parent-style-name="Standard" style:family="paragraph">
      <style:text-properties style:font-name="Arial Rounded MT Bold"/>
    </style:style>
    <style:style style:name="P46" style:parent-style-name="Standard" style:family="paragraph">
      <style:text-properties style:font-name="Arial Rounded MT Bold"/>
    </style:style>
    <style:style style:name="P47" style:parent-style-name="Standard" style:family="paragraph">
      <style:text-properties style:font-name="Arial Rounded MT Bold"/>
    </style:style>
    <style:style style:name="P48" style:parent-style-name="Standard" style:family="paragraph">
      <style:text-properties style:font-name="Arial Rounded MT Bold"/>
    </style:style>
    <style:style style:name="P49" style:parent-style-name="Standard" style:family="paragraph">
      <style:text-properties style:font-name="Arial Rounded MT Bold"/>
    </style:style>
    <style:style style:name="P50" style:parent-style-name="Standard" style:family="paragraph">
      <style:text-properties style:font-name="Arial Rounded MT Bold"/>
    </style:style>
    <style:style style:name="P51" style:parent-style-name="Standard" style:family="paragraph">
      <style:text-properties style:font-name="Arial Rounded MT Bold"/>
    </style:style>
    <style:style style:name="P52" style:parent-style-name="Standard" style:family="paragraph">
      <style:text-properties style:font-name="Arial Rounded MT Bold"/>
    </style:style>
    <style:style style:name="P53" style:parent-style-name="Standard" style:family="paragraph">
      <style:text-properties style:font-name="Arial Rounded MT Bold"/>
    </style:style>
    <style:style style:name="P54" style:parent-style-name="Standard" style:family="paragraph">
      <style:text-properties style:font-name="Arial Rounded MT Bold"/>
    </style:style>
    <style:style style:name="P55" style:parent-style-name="Standard" style:family="paragraph">
      <style:text-properties style:font-name="Arial Rounded MT Bold"/>
    </style:style>
    <style:style style:name="P56" style:parent-style-name="Standard" style:family="paragraph">
      <style:text-properties style:font-name="Arial Rounded MT Bold"/>
    </style:style>
    <style:style style:name="P57" style:parent-style-name="Standard" style:family="paragraph">
      <style:text-properties style:font-name="Arial Rounded MT Bold"/>
    </style:style>
    <style:style style:name="P58" style:parent-style-name="Standard" style:family="paragraph">
      <style:text-properties style:font-name="Arial Rounded MT Bold"/>
    </style:style>
    <style:style style:name="P59" style:parent-style-name="Standard" style:family="paragraph">
      <style:text-properties style:font-name="Arial Rounded MT Bold"/>
    </style:style>
    <style:style style:name="P60" style:parent-style-name="Standard" style:family="paragraph">
      <style:text-properties style:font-name="Arial Rounded MT Bold"/>
    </style:style>
    <style:style style:name="P61" style:parent-style-name="Standard" style:family="paragraph">
      <style:text-properties style:font-name="Arial Rounded MT Bold"/>
    </style:style>
    <style:style style:name="P62" style:parent-style-name="Standard" style:family="paragraph">
      <style:text-properties style:font-name="Arial Rounded MT Bold"/>
    </style:style>
    <style:style style:name="P63" style:parent-style-name="Standard" style:family="paragraph">
      <style:text-properties style:font-name="Arial Rounded MT Bold"/>
    </style:style>
    <style:style style:name="P64" style:parent-style-name="Standard" style:family="paragraph">
      <style:text-properties style:font-name="Arial Rounded MT Bold"/>
    </style:style>
    <style:style style:name="P65" style:parent-style-name="Standard" style:family="paragraph">
      <style:text-properties style:font-name="Arial Rounded MT Bold"/>
    </style:style>
    <style:style style:name="P66" style:parent-style-name="Standard" style:family="paragraph">
      <style:text-properties style:font-name="Arial Rounded MT Bold"/>
    </style:style>
    <style:style style:name="P67" style:parent-style-name="Standard" style:family="paragraph">
      <style:text-properties style:font-name="Arial Rounded MT Bold"/>
    </style:style>
    <style:style style:name="P68" style:parent-style-name="Standard" style:family="paragraph">
      <style:text-properties style:font-name="Arial Rounded MT Bold"/>
    </style:style>
    <style:style style:name="P69" style:parent-style-name="Standard" style:family="paragraph">
      <style:text-properties style:font-name="Arial Rounded MT Bold"/>
    </style:style>
  </office:automatic-styles>
  <office:body>
    <office:text text:use-soft-page-breaks="true">
      <text:p text:style-name="P1">Bases de Datos I</text:p>
      <text:p text:style-name="P2">15/10/2020</text:p>
      <text:p text:style-name="P3">Apuntes de la clase 15/10</text:p>
      <text:p text:style-name="P4">IS-501<text:line-break/>José Inestroza</text:p>
      <text:p text:style-name="P5"/>
      <text:p text:style-name="Standard"><text:span text:style-name="T6">Ejercicio<text:s/></text:span><text:span text:style-name="T7"></text:span><text:span text:style-name="T8"><text:s/></text:span><text:span text:style-name="T9">DDS_DMS_2.sql</text:span></text:p>
      <text:p text:style-name="P10">DROP DATABASE IF EXISTS InformationTechnologies;</text:p>
      <text:p text:style-name="P11"/>
      <text:p text:style-name="P12">CREATE DATABASE<text:s/>InformationTechnologies CHARACTER SET utf8;</text:p>
      <text:p text:style-name="P13"/>
      <text:p text:style-name="P14">USE InformationTechnologies;<text:s/></text:p>
      <text:p text:style-name="P15"/>
      <text:p text:style-name="P16">-- Se deben separar todos los elementos atómicos para que estén en diferentes tablas –<text:s/></text:p>
      <text:p text:style-name="P17">-- En lugar de utilizar un diseño de tabla de base de datos donde cada tupla significa un elemento del inventario, lo que se hace es usar un campo para contabilizar la cantidad de elementos que hay en inventario para ese computador --</text:p>
      <text:p text:style-name="P18">CREATE TABLE PCInventory(</text:p>
      <text:p text:style-name="P19"><text:tab/>id INT AUTO_INCREMENT PRIMARY KEY,</text:p>
      <text:p text:style-name="P20"><text:tab/>id_brand INT NOT NULL COMMENT “<text:s/>Id de marca del listado de marcas”,</text:p>
      <text:p text:style-name="P21"><text:tab/>id_ramConfig INT NOT NULL COMMENT “Id de configuración de la memoria RAM<text:s/>del listado de configuraciones”,</text:p>
      <text:p text:style-name="P22"><text:tab/>id_ssdConfig INT NOT NULL COMMENT “Id de configuración del SSD del listado de configuraciones”,<text:line-break/><text:tab/>id_screenPanelConfig INT NOT NULL COMMENT “Id de configuración del panel/pantalla del listado de configuraciones<text:s/>”,</text:p>
      <text:p text:style-name="P23"><text:tab/>tex_modelName TEXT NOT NULL COMMENT “<text:s/>Detalle del modelo del computador“,</text:p>
      <text:p text:style-name="P24"><text:tab/>tex_description TEXT NOT NULL COMMENT “Descripción del computador<text:s/>“,</text:p>
      <text:p text:style-name="P25"><text:tab/>num_amount INT NOT NULL DEFAULT 0 COMMENT “ “</text:p>
      <text:p text:style-name="P26">) COMMENT<text:s/>“Inventario de computadoras del área de TI”;</text:p>
      <text:p text:style-name="P27"/>
      <text:p text:style-name="P28">-- Se puede referenciar el país de la marca también --</text:p>
      <text:p text:style-name="P29">CREATE TABLE PartBrand(</text:p>
      <text:p text:style-name="P30"><text:tab/>id INT AUTO_INCREMENT PRIMARY KEY,</text:p>
      <text:p text:style-name="P31"><text:tab/>tex_name TEXT NOT NULL COMMENT “Nombre de la marca<text:s/>“</text:p>
      <text:p text:style-name="P32">)<text:s/>COMMENT<text:s/>“Tabla de marcas o fabricantes de computadoras y sus componentes”;</text:p>
      <text:p text:style-name="P33"/>
      <text:p text:style-name="P34">CREATE TABLE PCRAMConfiguration(</text:p>
      <text:p text:style-name="P35"><text:tab/>id INT AUTO_INCREMENT PRIMARY KEY,</text:p>
      <text:p text:style-name="P36"><text:tab/>id_brand INT NOT NULL COMMENT<text:s/>“Id de marca del listado de marcas“,</text:p>
      <text:p text:style-name="P37"><text:tab/>num_amount SMALLINT UNSIGNED NOT NULL DEFAULT 0 COMMENT “Cantidad de RAM en GB“,</text:p>
      <text:p text:style-name="P38"><text:tab/>num_speed SMALLINT UNSIGNED NOT NULL DEFAULT 0 COMMENT “Velocidad de RAM en GHz“</text:p>
      <text:p text:style-name="P39">)<text:s/>COMMENT “Características de la RAM por configuración<text:s/>”;</text:p>
      <text:p text:style-name="P40"/>
      <text:p text:style-name="P41">CREATE TABLE PCSSDConfiguration(</text:p>
      <text:p text:style-name="P42"><text:tab/>id INT AUTO_INCREMENT PRIMARY KEY,</text:p>
      <text:p text:style-name="P43"><text:tab/>id_brand INT NOT NULL COMMENT<text:s/>“Id de marca del listado de marcas“,</text:p>
      <text:p text:style-name="P44"><text:tab/>id_ssdType INT NOT NULL COMMENT “Id del tipo de SSD“,</text:p>
      <text:p text:style-name="P45"><text:tab/>num_amount SMALLINT UNSIGNED NOT NULL DEFAULT 0 COMMENT “Cantidad de SSD en GB“,</text:p>
      <text:p text:style-name="P46"><text:tab/>num_speed SMALLINT UNSIGNED NOT NULL DEFAULT 0 COMMENT “Velocidad de SSD en GHz“</text:p>
      <text:p text:style-name="P47">)<text:s/>COMMENT<text:s/>“Características de la memoria SSD por configuración”;</text:p>
      <text:p text:style-name="P48"/>
      <text:p text:style-name="P49">CREATE TABLE PCSSDConfigurationType(</text:p>
      <text:p text:style-name="P50"><text:tab/>id INT AUTO_INCREMENT PRIMARY KEY,</text:p>
      <text:p text:style-name="P51"><text:tab/>tex_type VARCHAR(20) NOT NULL COMMENT “ “</text:p>
      <text:p text:style-name="P52">)<text:s/>COMMENT “ ”;</text:p>
      <text:p text:style-name="P53"/>
      <text:p text:style-name="P54">CREATE TABLE PCScreenPanelConfiguration(</text:p>
      <text:p text:style-name="P55"><text:tab/>id INT AUTO_INCREMENT PRIMARY KEY,</text:p>
      <text:p text:style-name="P56"><text:tab/>id_screenRatio <text:s/>INT NOT NULL COMMENT “ “,</text:p>
      <text:p text:style-name="P57"><text:tab/>id_panelType INT NOT NULL COMMENT “ “</text:p>
      <text:p text:style-name="P58">)<text:s/>COMMENT “ ”;</text:p>
      <text:p text:style-name="P59"/>
      <text:p text:style-name="P60">CREATE TABLE PCScreenPanelType(</text:p>
      <text:p text:style-name="P61"><text:tab/>id INT AUTO_INCREMENT PRIMARY KEY,</text:p>
      <text:p text:style-name="P62"><text:tab/>text_type VARCHAR(20) NOT NULL COMMENT “ “</text:p>
      <text:p text:style-name="P63">)<text:s/>COMMENT “ ”;</text:p>
      <text:p text:style-name="P64"/>
      <text:p text:style-name="P65">CREATE TABLE<text:s/>PCScreenPanelRatio(</text:p>
      <text:p text:style-name="P66"><text:tab/>id INT AUTO_INCREMENT PRIMARY KEY,</text:p>
      <text:p text:style-name="P67"><text:tab/>num_width TINYINT UNSIGNED NOT NULL DEFAULT 1 COMMENT “ “,<text:line-break/><text:tab/>num_height TINYINT UNSIGNED NOT NULL DEFAULT 1 COMMENT “ “,</text:p>
      <text:p text:style-name="P68">)<text:s/>COMMENT “ ”;</text:p>
      <text:p text:style-name="P6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Arial Rounded MT Bold" svg:font-family="Arial Rounded MT Bold" style:font-family-generic="swiss" style:font-pitch="variable" svg:panose-1="2 15 7 4 3 5 4 3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H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dgar Josué Benedetto Godoy</meta:initial-creator>
    <dc:creator>Edgar Josué Benedetto Godoy</dc:creator>
    <meta:creation-date>2020-09-11T09:09:00Z</meta:creation-date>
    <dc:date>2020-10-19T02:29:00Z</dc:date>
    <meta:template xlink:href="Normal" xlink:type="simple"/>
    <meta:editing-cycles>29</meta:editing-cycles>
    <meta:editing-duration>PT176760S</meta:editing-duration>
    <meta:document-statistic meta:page-count="1" meta:paragraph-count="5" meta:word-count="452" meta:character-count="2933" meta:row-count="20" meta:non-whitespace-character-count="2486"/>
  </office:meta>
</office:document-meta>
</file>